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text:enable-numbering="true" fo:text-indent="0cm"/>
      <style:text-properties fo:font-size="32pt" style:font-size-asian="32pt" style:font-size-complex="32pt"/>
    </style:style>
    <style:style style:name="P6" style:family="paragraph">
      <style:paragraph-properties fo:margin-left="1.2cm" fo:margin-right="0cm" fo:text-align="start" text:enable-numbering="true" fo:text-indent="-0.6cm"/>
      <style:text-properties fo:font-size="32pt" style:font-size-asian="32pt" style:font-size-complex="32pt"/>
    </style:style>
    <style:style style:name="P7" style:family="paragraph">
      <style:paragraph-properties fo:margin-left="1.8cm" fo:margin-right="0cm" fo:text-align="start" text:enable-numbering="true" fo:text-indent="-0.6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Simulation (ODE)</text:p>
          </draw:text-box>
        </draw:frame>
        <draw:frame draw:style-name="gr4" draw:text-style-name="P5" draw:layer="layout" svg:width="24.13cm" svg:height="14.034cm" svg:x="1.905cm" svg:y="3.945cm">
          <draw:text-box>
            <text:list text:style-name="L2">
              <text:list-item>
                <text:p text:style-name="P5"><text:span text:style-name="T3">Newton Euler's equation</text:span></text:p>
              </text:list-item>
            </text:list>
            <text:list text:style-name="L2">
              <text:list-item>
                <text:p text:style-name="P5"><text:span text:style-name="T3">Constant time step siz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First order integra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1kHz for PR2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straint Model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Prismatic, revolute, fixed joints with explicit dam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tact mode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Allows interpenetration with restorative fo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Decoupled x-y dry friction for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5" draw:text-style-name="P5" draw:layer="layout" svg:width="24.13cm" svg:height="7.769cm" svg:x="1.905cm" svg:y="3.945cm">
          <draw:text-box>
            <text:list text:style-name="L2">
              <text:list-item>
                <text:p text:style-name="P5"><text:span text:style-name="T3">Nate Koenig et. al.</text:span></text:p>
              </text:list-item>
            </text:list>
            <text:list text:style-name="L2">
              <text:list-item>
                <text:p text:style-name="P5"><text:span text:style-name="T3">Dynamic plugins</text:span></text:p>
              </text:list-item>
            </text:list>
            <text:list text:style-name="L2">
              <text:list-item>
                <text:p text:style-name="P5"><text:span text:style-name="T3">Ogre visualization engine</text:span></text:p>
              </text:list-item>
            </text:list>
            <text:list text:style-name="L2">
              <text:list-item>
                <text:p text:style-name="P5"><text:span text:style-name="T3">Example world file</text:span></text:p>
              </text:list-item>
            </text:list>
            <text:list text:style-name="L2">
              <text:list-item>
                <text:p text:style-name="P5"><text:span text:style-name="T3">Example model file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6" draw:text-style-name="P5" draw:layer="layout" svg:width="24.13cm" svg:height="15.287cm" svg:x="1.905cm" svg:y="3.945cm">
          <draw:text-box>
            <text:list text:style-name="L2">
              <text:list-item>
                <text:p text:style-name="P5"><text:span text:style-name="T3">Kinematic tree, single parent</text:span></text:p>
              </text:list-item>
            </text:list>
            <text:list text:style-name="L2">
              <text:list-item>
                <text:p text:style-name="P5"><text:span text:style-name="T3">Link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e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Visu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llis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Joint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ype (revolute, prismatic, continuous, fix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x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Limi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Dynamics (damping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Transmission and Gazebo 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7" draw:text-style-name="P5" draw:layer="layout" svg:width="24.13cm" svg:height="12.781cm" svg:x="1.905cm" svg:y="3.945cm">
          <draw:text-box>
            <text:list text:style-name="L2">
              <text:list-item>
                <text:p text:style-name="P5"><text:span text:style-name="T3">Mechanism control through RO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troller_manager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/joint_stat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ensor plugins ROS topic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base_sc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tilt_sc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narrow_stereo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wide_stereo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l_forearm_cam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r_forearm_cam/*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8" draw:text-style-name="P5" draw:layer="layout" svg:width="24.13cm" svg:height="2.757cm" svg:x="1.905cm" svg:y="3.945cm">
          <draw:text-box>
            <text:list text:style-name="L2">
              <text:list-item>
                <text:p text:style-name="P5"><text:span text:style-name="T3">Battery simulation</text:span></text:p>
              </text:list-item>
            </text:list>
            <text:list text:style-name="L2">
              <text:list-item>
                <text:p text:style-name="P5"><text:span text:style-name="T3">IMU simu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echanism Modeling</text:p>
          </draw:text-box>
        </draw:frame>
        <draw:frame draw:style-name="gr9" draw:text-style-name="P5" draw:layer="layout" svg:width="24.13cm" svg:height="5.263cm" svg:x="1.905cm" svg:y="3.945cm">
          <draw:text-box>
            <text:list text:style-name="L2">
              <text:list-item>
                <text:p text:style-name="P5"><text:span text:style-name="T3">Transmissions: JointStates and ActuatorStates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Modeling Tips</text:p>
          </draw:text-box>
        </draw:frame>
        <draw:frame draw:style-name="gr10" draw:text-style-name="P5" draw:layer="layout" svg:width="24.13cm" svg:height="7.769cm" svg:x="1.905cm" svg:y="3.945cm">
          <draw:text-box>
            <text:list text:style-name="L2">
              <text:list-item>
                <text:p text:style-name="P5"><text:span text:style-name="T3">Accurate mass and moment of inertias</text:span></text:p>
              </text:list-item>
            </text:list>
            <text:list text:style-name="L3">
              <text:list-item>
                <text:p text:style-name="P5"><text:span text:style-name="T3">ODE step vs. quickstep</text:span></text:p>
              </text:list-item>
            </text:list>
            <text:list text:style-name="L2">
              <text:list-item>
                <text:p text:style-name="P5"><text:span text:style-name="T3">Time step size, convergence, condition number and mass ratios</text:span></text:p>
              </text:list-item>
            </text:list>
            <text:list text:style-name="L2">
              <text:list-item>
                <text:p text:style-name="P5"><text:span text:style-name="T3">Contact hardness</text:span></text:p>
              </text:list-item>
            </text:list>
            <text:list text:style-name="L2">
              <text:list-item>
                <text:p text:style-name="P5"><text:span text:style-name="T3">Joint damping vs. ODE dam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pawning, Manipulating Objects</text:p>
          </draw:text-box>
        </draw:frame>
        <draw:frame draw:style-name="gr11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Example: Mechanism Control</text:p>
          </draw:text-box>
        </draw:frame>
        <draw:frame draw:style-name="gr12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with Gazebo</text:p>
          </draw:text-box>
        </draw:frame>
        <draw:frame draw:style-name="gr13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4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5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16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12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12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12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2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ohn Hsu</meta:initial-creator>
    <meta:creation-date>2010-03-17T07:19:16</meta:creation-date>
    <dc:creator>John Hsu</dc:creator>
    <dc:date>2010-03-17T08:10:40</dc:date>
    <meta:editing-cycles>9</meta:editing-cycles>
    <meta:editing-duration>PT51M25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